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/>
    <style:font-face style:name="Arial2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b56f"/>
    </style:style>
    <style:style style:name="T1" style:family="text">
      <style:text-properties fo:color="#d4d4d4" loext:opacity="100%" style:font-name="Consolas" fo:font-size="10.5pt" fo:font-weight="normal" fo:background-color="#1e1e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gram 1- Write a program to add 2 numbers and print the result on the console.</text:p>
      <text:p text:style-name="P1">Le</text:p>
      <text:p text:style-name="P1">t num1 = 10</text:p>
      <text:p text:style-name="Standard">let num2 = 20</text:p>
      <text:p text:style-name="Standard">console.log("result", num1 + num2)</text:p>
      <text:p text:style-name="Standard"/>
      <text:p text:style-name="Standard"/>
      <text:p text:style-name="Standard">//Program 2- Write a program to subtract 2 numbers and print the result on the console.</text:p>
      <text:p text:style-name="Standard">let num3 = 10</text:p>
      <text:p text:style-name="Standard">let num4 = 20</text:p>
      <text:p text:style-name="Standard">console.log("result", num1 – num2)</text:p>
      <text:p text:style-name="Standard"/>
      <text:p text:style-name="Standard"/>
      <text:p text:style-name="Standard">//Program 3- Write a program to display student results. </text:p>
      <text:p text:style-name="Standard"/>
      <text:p text:style-name="Standard"/>
      <text:p text:style-name="Standard">const prompt = require("prompt-sync")();</text:p>
      <text:p text:style-name="Standard">const arg = prompt("Enter the marks? "); </text:p>
      <text:p text:style-name="Standard">//arg = 99</text:p>
      <text:p text:style-name="Standard">switch(true){</text:p>
      <text:p text:style-name="Standard"><text:s text:c="4"/>case arg &gt; 90:</text:p>
      <text:p text:style-name="Standard"><text:s text:c="8"/>console.log("Grade A");</text:p>
      <text:p text:style-name="Standard"><text:s text:c="8"/>break;</text:p>
      <text:p text:style-name="Standard"><text:s text:c="4"/>case arg &gt;70 &amp;&amp; arg &lt; 90:</text:p>
      <text:p text:style-name="Standard"><text:s text:c="8"/>console.log("Grade B")</text:p>
      <text:p text:style-name="Standard"><text:s text:c="8"/>break;</text:p>
      <text:p text:style-name="Standard"><text:s text:c="4"/>case arg &gt;50 &amp;&amp; arg &lt; 70:</text:p>
      <text:p text:style-name="Standard"><text:s text:c="8"/>console.log("Grade C")</text:p>
      <text:p text:style-name="Standard"><text:s text:c="8"/>break;</text:p>
      <text:p text:style-name="Standard"><text:s text:c="4"/>case arg &lt; 70 :</text:p>
      <text:p text:style-name="Standard"><text:s text:c="8"/>console.log("Fail")</text:p>
      <text:p text:style-name="Standard"><text:s text:c="8"/>break;</text:p>
      <text:p text:style-name="Standard"><text:s text:c="4"/>default :</text:p>
      <text:p text:style-name="Standard"><text:s text:c="4"/>console.log("Please enter the number !")</text:p>
      <text:p text:style-name="Standard">}</text:p>
      <text:p text:style-name="Standard"/>
      <text:p text:style-name="Standard"><text:bookmark text:name="docs-internal-guid-a0251efe-7fff-240b-7206-3815c0f85b07"/>Program 5- Write a function that takes 3 numbers as arguments and perform multiplication of the numbers and returns the output. </text:p>
      <text:p text:style-name="Standard"/>
      <text:p text:style-name="Standard">function mulfun(a,b,c){</text:p>
      <text:p text:style-name="Standard"><text:s text:c="4"/>return a *b * c</text:p>
      <text:p text:style-name="Standard">}</text:p>
      <text:p text:style-name="Standard">console.log(mulfun(1,2,3)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/>
    <style:font-face style:name="Arial2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0:42:31.092000000</meta:creation-date>
    <meta:generator>1_File_Viewer/7.3.0.0.alpha0$Windows_X86_64 LibreOffice_project/e65f6e87b1eb97a4a639c37fbe49997d18fd994a</meta:generator>
    <dc:date>2022-08-01T17:38:52.702000000</dc:date>
    <meta:editing-duration>PT3H19M20S</meta:editing-duration>
    <meta:editing-cycles>2</meta:editing-cycles>
    <meta:document-statistic meta:table-count="0" meta:image-count="0" meta:object-count="0" meta:page-count="1" meta:paragraph-count="34" meta:word-count="152" meta:character-count="972" meta:non-whitespace-character-count="758"/>
  </office:meta>
</office:document-meta>
</file>